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F000000E2E75D19EC.png" manifest:media-type="image/png"/>
  <manifest:file-entry manifest:full-path="Pictures/100000010000028B000001941C744479.png" manifest:media-type="image/png"/>
  <manifest:file-entry manifest:full-path="Pictures/100000010000025B000000DEC9095FAB.png" manifest:media-type="image/png"/>
  <manifest:file-entry manifest:full-path="Pictures/10000001000002AF0000012C4E08E9D8.png" manifest:media-type="image/png"/>
  <manifest:file-entry manifest:full-path="Pictures/1000000100000200000000A2411CF753.png" manifest:media-type="image/png"/>
  <manifest:file-entry manifest:full-path="Pictures/100000010000025B000000F1ADBC80AE.png" manifest:media-type="image/png"/>
  <manifest:file-entry manifest:full-path="Pictures/100000010000021D000000F1CE733164.png" manifest:media-type="image/png"/>
  <manifest:file-entry manifest:full-path="Pictures/1000000100000294000000F1FCCA9970.png" manifest:media-type="image/png"/>
  <manifest:file-entry manifest:full-path="Pictures/1000000100000261000000CFE623A02E.png" manifest:media-type="image/png"/>
  <manifest:file-entry manifest:full-path="Pictures/100000010000024C000000F62BEE44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7a420" officeooo:paragraph-rsid="0017a42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7a420" officeooo:paragraph-rsid="0017a42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7a420" officeooo:paragraph-rsid="0017a42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7a420" officeooo:paragraph-rsid="0019d2a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8cfc1" officeooo:paragraph-rsid="0018cfc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9d2a1" officeooo:paragraph-rsid="0019d2a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a0d99" officeooo:paragraph-rsid="001a0d9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officeooo:rsid="0018cfc1" officeooo:paragraph-rsid="0018cfc1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7</text:p>
      <text:p text:style-name="P2"/>
      <text:p text:style-name="P3">ACTIVIDAD 1</text:p>
      <text:p text:style-name="P3"/>
      <text:p text:style-name="P3"><draw:frame draw:style-name="fr1" draw:name="Imagen1" text:anchor-type="char" svg:width="15.558cm" svg:height="6.509cm" draw:z-index="0"><draw:image xlink:href="Pictures/100000010000024C000000F62BEE448A.png" xlink:type="simple" xlink:show="embed" xlink:actuate="onLoad" draw:mime-type="image/png"/></draw:frame></text:p>
      <text:p text:style-name="P3"><draw:frame draw:style-name="fr1" draw:name="Imagen2" text:anchor-type="char" svg:width="16.113cm" svg:height="5.477cm" draw:z-index="1"><draw:image xlink:href="Pictures/1000000100000261000000CFE623A02E.png" xlink:type="simple" xlink:show="embed" xlink:actuate="onLoad" draw:mime-type="image/png"/></draw:frame></text:p>
      <text:p text:style-name="P3"/>
      <text:p text:style-name="P3">ACTIVIDAD 2</text:p>
      <text:p text:style-name="P3"/>
      <text:p text:style-name="P3"><draw:frame draw:style-name="fr2" draw:name="Imagen3" text:anchor-type="char" svg:width="17cm" svg:height="6.207cm" draw:z-index="2"><draw:image xlink:href="Pictures/1000000100000294000000F1FCCA9970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4" draw:name="Imagen4" text:anchor-type="char" svg:width="14.314cm" svg:height="6.376cm" draw:z-index="3"><draw:image xlink:href="Pictures/100000010000021D000000F1CE733164.png" xlink:type="simple" xlink:show="embed" xlink:actuate="onLoad" draw:mime-type="image/png"/></draw:frame><text:soft-page-break/></text:p>
      <text:p text:style-name="P3"/>
      <text:p text:style-name="P5">ACTIVIDAD 3</text:p>
      <text:p text:style-name="P5"/>
      <text:p text:style-name="P8"><draw:frame draw:style-name="fr1" draw:name="Imagen5" text:anchor-type="char" svg:width="15.954cm" svg:height="6.376cm" draw:z-index="4"><draw:image xlink:href="Pictures/100000010000025B000000F1ADBC80AE.png" xlink:type="simple" xlink:show="embed" xlink:actuate="onLoad" draw:mime-type="image/png"/></draw:frame></text:p>
      <text:p text:style-name="P4"><draw:frame draw:style-name="fr1" draw:name="Imagen6" text:anchor-type="char" svg:width="13.547cm" svg:height="4.286cm" draw:z-index="5"><draw:image xlink:href="Pictures/1000000100000200000000A2411CF75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ACTIVIDAD 4</text:p>
      <text:p text:style-name="P4"/>
      <text:p text:style-name="P4"><draw:frame draw:style-name="fr1" draw:name="Imagen7" text:anchor-type="char" svg:width="15.954cm" svg:height="5.874cm" draw:z-index="6"><draw:image xlink:href="Pictures/100000010000025B000000DEC9095FAB.png" xlink:type="simple" xlink:show="embed" xlink:actuate="onLoad" draw:mime-type="image/png"/></draw:frame></text:p>
      <text:p text:style-name="P4"><draw:frame draw:style-name="fr3" draw:name="Imagen8" text:anchor-type="char" svg:width="17cm" svg:height="10.55cm" draw:z-index="7"><draw:image xlink:href="Pictures/100000010000028B000001941C74447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ACTIVIDAD 5</text:p>
      <text:p text:style-name="P4"/>
      <text:p text:style-name="P4"><draw:frame draw:style-name="fr2" draw:name="Imagen9" text:anchor-type="char" svg:width="17cm" svg:height="7.422cm" draw:z-index="8"><draw:image xlink:href="Pictures/10000001000002AF0000012C4E08E9D8.png" xlink:type="simple" xlink:show="embed" xlink:actuate="onLoad" draw:mime-type="image/png"/></draw:frame></text:p>
      <text:p text:style-name="P4"><draw:frame draw:style-name="fr1" draw:name="Imagen10" text:anchor-type="char" svg:width="16.907cm" svg:height="5.98cm" draw:z-index="9"><draw:image xlink:href="Pictures/100000010000027F000000E2E75D19E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09:34:55.475946781</meta:creation-date>
    <dc:date>2024-12-05T10:04:15.190041527</dc:date>
    <meta:editing-duration>PT29M18S</meta:editing-duration>
    <meta:editing-cycles>5</meta:editing-cycles>
    <meta:generator>LibreOffice/24.2.6.2$Linux_X86_64 LibreOffice_project/420$Build-2</meta:generator>
    <meta:document-statistic meta:table-count="0" meta:image-count="10" meta:object-count="0" meta:page-count="4" meta:paragraph-count="6" meta:word-count="12" meta:character-count="61" meta:non-whitespace-character-count="55"/>
  </office:meta>
</office:document-meta>
</file>